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811146498" calcext:value-type="float">
            <text:p>1,811146498</text:p>
          </table:table-cell>
          <table:table-cell office:value-type="float" office:value="0.4223944545" calcext:value-type="float">
            <text:p>0,4223944545</text:p>
          </table:table-cell>
          <table:table-cell office:value-type="float" office:value="0.01309671905" calcext:value-type="float">
            <text:p>0,0130967191</text:p>
          </table:table-cell>
          <table:table-cell office:value-type="float" office:value="0.002226442331" calcext:value-type="float">
            <text:p>0,00222644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02" calcext:value-type="float">
            <text:p>16602</text:p>
          </table:table-cell>
          <table:table-cell office:value-type="float" office:value="1.665185094" calcext:value-type="float">
            <text:p>1,665185094</text:p>
          </table:table-cell>
          <table:table-cell office:value-type="float" office:value="0.4419952333" calcext:value-type="float">
            <text:p>0,4419952333</text:p>
          </table:table-cell>
          <table:table-cell office:value-type="float" office:value="0.004011942539" calcext:value-type="float">
            <text:p>0,0040119425</text:p>
          </table:table-cell>
          <table:table-cell office:value-type="float" office:value="0.0007153076003" calcext:value-type="float">
            <text:p>0,000715307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060" calcext:value-type="float">
            <text:p>17060</text:p>
          </table:table-cell>
          <table:table-cell office:value-type="float" office:value="1.533964157" calcext:value-type="float">
            <text:p>1,533964157</text:p>
          </table:table-cell>
          <table:table-cell office:value-type="float" office:value="0.5216659904" calcext:value-type="float">
            <text:p>0,5216659904</text:p>
          </table:table-cell>
          <table:table-cell office:value-type="float" office:value="0.002239167225" calcext:value-type="float">
            <text:p>0,0022391672</text:p>
          </table:table-cell>
          <table:table-cell office:value-type="float" office:value="0.0003631082072" calcext:value-type="float">
            <text:p>0,000363108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244" calcext:value-type="float">
            <text:p>17244</text:p>
          </table:table-cell>
          <table:table-cell office:value-type="float" office:value="1.29325068" calcext:value-type="float">
            <text:p>1,29325068</text:p>
          </table:table-cell>
          <table:table-cell office:value-type="float" office:value="0.5288562775" calcext:value-type="float">
            <text:p>0,5288562775</text:p>
          </table:table-cell>
          <table:table-cell office:value-type="float" office:value="0.002185367048" calcext:value-type="float">
            <text:p>0,002185367</text:p>
          </table:table-cell>
          <table:table-cell table:style-name="ce1" office:value-type="float" office:value="0.00008980960411" calcext:value-type="float">
            <text:p>8,98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501" calcext:value-type="float">
            <text:p>17501</text:p>
          </table:table-cell>
          <table:table-cell office:value-type="float" office:value="1.511982441" calcext:value-type="float">
            <text:p>1,511982441</text:p>
          </table:table-cell>
          <table:table-cell office:value-type="float" office:value="0.5258841515" calcext:value-type="float">
            <text:p>0,5258841515</text:p>
          </table:table-cell>
          <table:table-cell office:value-type="float" office:value="0.001474708784" calcext:value-type="float">
            <text:p>0,0014747088</text:p>
          </table:table-cell>
          <table:table-cell table:style-name="ce1" office:value-type="float" office:value="0.00008848252764" calcext:value-type="float">
            <text:p>8,85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671" calcext:value-type="float">
            <text:p>17671</text:p>
          </table:table-cell>
          <table:table-cell office:value-type="float" office:value="1.203841567" calcext:value-type="float">
            <text:p>1,203841567</text:p>
          </table:table-cell>
          <table:table-cell office:value-type="float" office:value="0.5773814917" calcext:value-type="float">
            <text:p>0,5773814917</text:p>
          </table:table-cell>
          <table:table-cell office:value-type="float" office:value="0.001226778841" calcext:value-type="float">
            <text:p>0,0012267788</text:p>
          </table:table-cell>
          <table:table-cell table:style-name="ce1" office:value-type="float" office:value="0.00005841803795" calcext:value-type="float">
            <text:p>5,84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808" calcext:value-type="float">
            <text:p>17808</text:p>
          </table:table-cell>
          <table:table-cell office:value-type="float" office:value="1.622847676" calcext:value-type="float">
            <text:p>1,622847676</text:p>
          </table:table-cell>
          <table:table-cell office:value-type="float" office:value="0.5082762837" calcext:value-type="float">
            <text:p>0,5082762837</text:p>
          </table:table-cell>
          <table:table-cell office:value-type="float" office:value="0.001449401374" calcext:value-type="float">
            <text:p>0,0014494014</text:p>
          </table:table-cell>
          <table:table-cell table:style-name="ce1" office:value-type="float" office:value="0.00005797605627" calcext:value-type="float">
            <text:p>5,80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905" calcext:value-type="float">
            <text:p>17905</text:p>
          </table:table-cell>
          <table:table-cell office:value-type="float" office:value="1.428079605" calcext:value-type="float">
            <text:p>1,428079605</text:p>
          </table:table-cell>
          <table:table-cell office:value-type="float" office:value="0.4978460371" calcext:value-type="float">
            <text:p>0,4978460371</text:p>
          </table:table-cell>
          <table:table-cell office:value-type="float" office:value="0.00121086312" calcext:value-type="float">
            <text:p>0,0012108631</text:p>
          </table:table-cell>
          <table:table-cell office:value-type="float" office:value="0.0001729804499" calcext:value-type="float">
            <text:p>0,00017298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20" calcext:value-type="float">
            <text:p>18020</text:p>
          </table:table-cell>
          <table:table-cell office:value-type="float" office:value="1.544216633" calcext:value-type="float">
            <text:p>1,544216633</text:p>
          </table:table-cell>
          <table:table-cell office:value-type="float" office:value="0.522366643" calcext:value-type="float">
            <text:p>0,522366643</text:p>
          </table:table-cell>
          <table:table-cell office:value-type="float" office:value="0.0008594510728" calcext:value-type="float">
            <text:p>0,0008594511</text:p>
          </table:table-cell>
          <table:table-cell office:value-type="float" office:value="0.0001432418503" calcext:value-type="float">
            <text:p>0,000143241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130" calcext:value-type="float">
            <text:p>18130</text:p>
          </table:table-cell>
          <table:table-cell office:value-type="float" office:value="1.301322937" calcext:value-type="float">
            <text:p>1,301322937</text:p>
          </table:table-cell>
          <table:table-cell office:value-type="float" office:value="0.5980875492" calcext:value-type="float">
            <text:p>0,5980875492</text:p>
          </table:table-cell>
          <table:table-cell office:value-type="float" office:value="0.0008257403388" calcext:value-type="float">
            <text:p>0,0008257403</text:p>
          </table:table-cell>
          <table:table-cell table:style-name="ce1" office:value-type="float" office:value="0.00002847380347" calcext:value-type="float">
            <text:p>2,85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915837288" calcext:value-type="float">
            <text:p>1,4915837288</text:p>
          </table:table-cell>
          <table:table-cell table:formula="of:=AVERAGE([.D2:.D11])" office:value-type="float" office:value="0.51447541119" calcext:value-type="float">
            <text:p>0,5144754112</text:p>
          </table:table-cell>
          <table:table-cell table:formula="of:=AVERAGE([.E2:.E11])" office:value-type="float" office:value="0.00285801393926" calcext:value-type="float">
            <text:p>0,0028580139</text:p>
          </table:table-cell>
          <table:table-cell table:formula="of:=AVERAGE([.F2:.F11])" office:value-type="float" office:value="0.000394424046814" calcext:value-type="float">
            <text:p>0,000394424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07:42.850804450</dc:date>
    <meta:document-statistic meta:table-count="1" meta:cell-count="70" meta:object-count="0"/>
    <meta:generator>LibreOffice/4.1.4.2$Linux_X86_64 LibreOffice_project/410m0$Build-2</meta:generator>
  </office:meta>
</office:document-meta>
</file>